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fc85" officeooo:paragraph-rsid="0005fc85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5fc85" officeooo:paragraph-rsid="0005fc8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officeooo:rsid="0005fc85" officeooo:paragraph-rsid="0005fc8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fo:font-weight="normal" officeooo:rsid="0007ab56" officeooo:paragraph-rsid="0007ab56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6pt" fo:font-weight="normal" officeooo:rsid="0008ed4b" officeooo:paragraph-rsid="0008ed4b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officeooo:rsid="0008fbf7" officeooo:paragraph-rsid="0008fbf7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6pt" fo:font-weight="normal" officeooo:rsid="000c9bb6" officeooo:paragraph-rsid="000c9bb6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6pt" fo:font-weight="normal" officeooo:rsid="0016aff3" officeooo:paragraph-rsid="0016aff3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16aff3" officeooo:paragraph-rsid="001cf454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6pt" fo:font-weight="normal" officeooo:rsid="00181919" officeooo:paragraph-rsid="0019f048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0c9bb6" officeooo:paragraph-rsid="000c9bb6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0c9bb6" officeooo:paragraph-rsid="00122a96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3e740" officeooo:paragraph-rsid="001cf454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normal" officeooo:rsid="000d470d" officeooo:paragraph-rsid="000d470d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fo:font-weight="bold" officeooo:rsid="0013e740" officeooo:paragraph-rsid="0016aff3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07ab5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ed4b" style:font-weight-asian="bold" style:font-weight-complex="bold"/>
    </style:style>
    <style:style style:name="T3" style:family="text">
      <style:text-properties officeooo:rsid="0008ed4b"/>
    </style:style>
    <style:style style:name="T4" style:family="text">
      <style:text-properties officeooo:rsid="0008fbf7"/>
    </style:style>
    <style:style style:name="T5" style:family="text">
      <style:text-properties officeooo:rsid="000f224c"/>
    </style:style>
    <style:style style:name="T6" style:family="text">
      <style:text-properties officeooo:rsid="0011dfb5"/>
    </style:style>
    <style:style style:name="T7" style:family="text">
      <style:text-properties fo:font-size="18pt" fo:font-weight="normal" officeooo:rsid="000d470d" style:font-size-asian="18pt" style:font-weight-asian="normal" style:font-size-complex="18pt" style:font-weight-complex="normal"/>
    </style:style>
    <style:style style:name="T8" style:family="text">
      <style:text-properties fo:font-size="18pt" officeooo:rsid="000d470d" style:font-size-asian="18pt" style:font-size-complex="18pt"/>
    </style:style>
    <style:style style:name="T9" style:family="text">
      <style:text-properties fo:font-size="18pt" officeooo:rsid="0013e740" style:font-size-asian="18pt" style:font-size-complex="18pt"/>
    </style:style>
    <style:style style:name="T10" style:family="text">
      <style:text-properties fo:font-size="16pt" fo:font-weight="normal" officeooo:rsid="0007ab56" style:font-size-asian="14pt" style:font-weight-asian="normal" style:font-size-complex="16pt" style:font-weight-complex="normal"/>
    </style:style>
    <style:style style:name="T11" style:family="text">
      <style:text-properties fo:font-size="16pt" fo:font-weight="normal" officeooo:rsid="00122a96" style:font-size-asian="14pt" style:font-weight-asian="normal" style:font-size-complex="16pt" style:font-weight-complex="normal"/>
    </style:style>
    <style:style style:name="T12" style:family="text">
      <style:text-properties fo:font-size="16pt" fo:font-weight="bold" officeooo:rsid="0007ab56" style:font-size-asian="14pt" style:font-weight-asian="bold" style:font-size-complex="16pt" style:font-weight-complex="bold"/>
    </style:style>
    <style:style style:name="T13" style:family="text">
      <style:text-properties officeooo:rsid="0013b432"/>
    </style:style>
    <style:style style:name="T14" style:family="text">
      <style:text-properties officeooo:rsid="0016aff3"/>
    </style:style>
    <style:style style:name="T15" style:family="text">
      <style:text-properties officeooo:rsid="0019f048"/>
    </style:style>
    <style:style style:name="T16" style:family="text">
      <style:text-properties officeooo:rsid="001bbecc"/>
    </style:style>
    <style:style style:name="T17" style:family="text">
      <style:text-properties officeooo:rsid="001d9ab5"/>
    </style:style>
    <style:style style:name="T18" style:family="text">
      <style:text-properties officeooo:rsid="001ee428"/>
    </style:style>
    <style:style style:name="T19" style:family="text">
      <style:text-properties officeooo:rsid="001f68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Κύρια Συστατικά που χρησιμοποιήθηκαν στο site:</text:p>
      <text:p text:style-name="P2"/>
      <text:p text:style-name="P2"/>
      <text:p text:style-name="P3">Όσον αναφορά το χτίσιμο του website, χρησιμοποιήθηκαν οι τεχνολογίες html, css, javascript, καθώς και μία έτοιμη βιβλιοθήκη της bootstrap.</text:p>
      <text:p text:style-name="P9"/>
      <text:p text:style-name="P9"><text:span text:style-name="T19">Τo</text:span> site έχει χτισθεί με ανταπόκριση τόσο σε κινητά(πολύ μικρές οθόνες), όσο και για laptop, pc, tv (μεγάλες οθόνες). </text:p>
      <text:p text:style-name="P13"/>
      <text:p text:style-name="P7">Κάθε σελίδα <text:span text:style-name="T5">του site</text:span> ακολουθεί την <text:span text:style-name="T6">παρακάτω</text:span> διάταξη:</text:p>
      <text:p text:style-name="P11">1) Menu-bar</text:p>
      <text:p text:style-name="P11">2) Content</text:p>
      <text:p text:style-name="P12">3) Footer</text:p>
      <text:p text:style-name="P12"><text:span text:style-name="T8"/></text:p>
      <text:p text:style-name="P12"><text:span text:style-name="T8"><text:s text:c="36"/>Menu-bar <text:s/></text:span><text:span text:style-name="T9">- Content</text:span><text:span text:style-name="T7">:</text:span></text:p>
      <text:p text:style-name="P14"/>
      <text:p text:style-name="P4">Εμπεριέχει την κεντρική σελίδα (<text:span text:style-name="T1">Home</text:span>), μέσα από την οποία γίνεται μία μικρή εισαγωγή ως προς τους φυσικούς πόρους και το περιεχόμενο.</text:p>
      <text:p text:style-name="P4"/>
      <text:p text:style-name="P16"><text:span text:style-name="T10">Έπειτα την ε</text:span><text:span text:style-name="T11">νότητα</text:span><text:span text:style-name="T10"> </text:span><text:span text:style-name="T12">Technology</text:span><text:span text:style-name="T10">, η οποία παρέχει πληροφορίες σχετικά με τις τεχνολογίες γύρω από τις ανανεώσιμες πηγές ενέργειας.</text:span></text:p>
      <text:p text:style-name="P4"/>
      <text:p text:style-name="P4">Συνεχίζ<text:span text:style-name="T3">ει με την ενότητα </text:span><text:span text:style-name="T2">Energy &amp; Economy</text:span><text:span text:style-name="T3"> , όπου έχουν τοποθετηθεί και κάποια sublinks κάτω από το κεντρικό μενού , τα οποία έχουν γίνει attached με id της σελίδας , για απευθείας μετάβαση σε συγκεκριμένο περιεχόμενο.</text:span></text:p>
      <text:p text:style-name="P5">Η σελίδα αυτή εκτός από πληροφορίες γύρω από την Οικονομία στην “καθαρή” ενέργεια, περιλαμβάνει και ευρωπαϊκά στατιστικά .</text:p>
      <text:p text:style-name="P5"/>
      <text:p text:style-name="P5">Ακολουθεί η ενότητα <text:span text:style-name="T1">News</text:span> , μέσα από την οποία γίνεται καθημερινή ενημέρωση με νέα άρθρα.</text:p>
      <text:p text:style-name="P5"/>
      <text:p text:style-name="P5">Και τελειώνει με το <text:span text:style-name="T1">Forum </text:span>, μία κοινότητα ειδικά διαμορφωμένη για ομαλή επικοινωνία μεταξύ των χρηστών , <text:span text:style-name="T4">ακόμα και αν αυτοί δεν είναι συνδεδεμένοι.</text:span></text:p>
      <text:p text:style-name="P6"><text:soft-page-break/>Για πλήρης αξιοποίηση και συμμετοχή <text:span text:style-name="T13">των χρηστών</text:span> , το <text:span text:style-name="T1">Forum </text:span>χρησιμοποιεί δύο sublinks, το <text:span text:style-name="T1">Log in </text:span>και το <text:span text:style-name="T1">Register</text:span>. </text:p>
      <text:p text:style-name="P6">Μέσα από το <text:span text:style-name="T1">Register </text:span>οι χρήστες έχουν τη δυνατότητα εγγραφής στην βάση δεδομένων του site. </text:p>
      <text:p text:style-name="P6">Καθώς και μέσα από το <text:span text:style-name="T1">Log in </text:span>να συνδεθούν ώστε να μπορούν να ανεβάσουν απόψεις ή σχόλια.</text:p>
      <text:p text:style-name="P6">Μία ακόμη αξιοσημείωτη λειτουργία είναι η <text:span text:style-name="T1">recover </text:span>επιλογή που δίνεται στους χρήστες σε περίπτωση που ξεχάσουν τον κωδικό τους, και μπορούν να τον επαναφέρουν μέσω email.</text:p>
      <text:p text:style-name="P6">Tέλος, κλείνοντας το κεντρικό menu ,η λειτουργία <text:span text:style-name="T1">search</text:span> με το αντίστοιχο εικονίδιο μας δίνει την δυνατότητα αναζήτησης μέσα στο site συγκεκριμένων άρθρων και σελίδων.</text:p>
      <text:p text:style-name="P6"/>
      <text:p text:style-name="P15"><text:s text:c="48"/>F<text:span text:style-name="T14">ooter:</text:span></text:p>
      <text:p text:style-name="P10">Το <text:span text:style-name="T1">footer </text:span>αναφέρει <text:span text:style-name="T15">ονομαστικά</text:span> την σχεδιαστική ομάδα του site <text:span text:style-name="T15">καθώς και την πιστοποίηση της πνευματικής ιδιοκτησίας</text:span> και παρέχει τρόπο επικοινωνίας στους χρήστες μέσω διαφόρων social media.</text:p>
      <text:p text:style-name="P6"/>
      <text:p text:style-name="P5"/>
      <text:p text:style-name="P4"/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1:55:45.891387512</meta:creation-date>
    <dc:date>2020-04-24T12:58:47.703495000</dc:date>
    <meta:editing-duration>PT19M21S</meta:editing-duration>
    <meta:editing-cycles>17</meta:editing-cycles>
    <meta:generator>LibreOffice/6.3.5.2$Linux_X86_64 LibreOffice_project/30$Build-2</meta:generator>
    <meta:document-statistic meta:table-count="0" meta:image-count="0" meta:object-count="0" meta:page-count="2" meta:paragraph-count="21" meta:word-count="321" meta:character-count="2142" meta:non-whitespace-character-count="1754"/>
  </office:meta>
</office:document-meta>
</file>